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nl" fo:country="NL" fo:font-weight="bold" officeooo:rsid="00169db5" officeooo:paragraph-rsid="00169db5" style:font-size-asian="16pt" style:font-weight-asian="bold" style:font-size-complex="16pt" style:font-weight-complex="bold"/>
    </style:style>
    <style:style style:name="P2" style:family="paragraph" style:parent-style-name="Standard">
      <style:text-properties fo:language="nl" fo:country="NL" officeooo:rsid="0016e5c7" officeooo:paragraph-rsid="0016e5c7"/>
    </style:style>
    <style:style style:name="P3" style:family="paragraph" style:parent-style-name="Standard">
      <style:text-properties fo:language="nl" fo:country="NL" officeooo:rsid="001aa9dc" officeooo:paragraph-rsid="001aa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or het gebruiken van mijn video game heb je alleen unity editor(2021.3.11f1) nodig.</text:p>
      <text:p text:style-name="P3">Voor de rest heb je niets specials nodi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fo:language="nl" fo:country="NL" fo:font-weight="bold" officeooo:rsid="00169db5" officeooo:paragraph-rsid="00169db5" style:font-size-asian="16pt" style:font-weight-asian="bold" style:font-size-complex="16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Overdrachtsformuli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0:57:56.290000000</meta:creation-date>
    <dc:date>2023-01-20T12:28:14.835000000</dc:date>
    <meta:editing-duration>PT9M47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3" meta:word-count="22" meta:character-count="145" meta:non-whitespace-character-count="126"/>
  </office:meta>
</office:document-meta>
</file>